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35.714285714286" calcext:value-type="float">
            <text:p>135.714285714286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107.954545454545" calcext:value-type="float">
            <text:p>107.95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103.636363636364" calcext:value-type="float">
            <text:p>103.64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100.397727272727" calcext:value-type="float">
            <text:p>100.40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97.1590909090909" calcext:value-type="float">
            <text:p>97.16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95" calcext:value-type="float">
            <text:p>95.0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92.8409090909091" calcext:value-type="float">
            <text:p>92.84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89.6022727272727" calcext:value-type="float">
            <text:p>89.60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87.4431818181818" calcext:value-type="float">
            <text:p>87.4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85.2840909090909" calcext:value-type="float">
            <text:p>85.28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83.125" calcext:value-type="float">
            <text:p>83.13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 style:data-style-name="N2" text:time-value="17:12:38.340246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07T14:42:52.674120752</dc:date>
    <meta:editing-duration>P9DT9H52M23S</meta:editing-duration>
    <meta:editing-cycles>92</meta:editing-cycles>
    <meta:document-statistic meta:table-count="13" meta:cell-count="2189" meta:object-count="0"/>
  </office:meta>
</office:document-meta>
</file>